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text-underline-style="solid" style:text-underline-width="auto" style:text-underline-color="font-color" officeooo:rsid="000d6967" officeooo:paragraph-rsid="000d6967"/>
    </style:style>
    <style:style style:name="P2" style:family="paragraph" style:parent-style-name="Standard">
      <style:text-properties style:text-underline-style="solid" style:text-underline-width="auto" style:text-underline-color="font-color" officeooo:rsid="000ed058" officeooo:paragraph-rsid="000ed058"/>
    </style:style>
    <style:style style:name="P3" style:family="paragraph" style:parent-style-name="Standard">
      <style:paragraph-properties fo:text-align="start" style:justify-single-word="false"/>
      <style:text-properties style:text-underline-style="none" officeooo:rsid="000d6967" officeooo:paragraph-rsid="000d6967"/>
    </style:style>
    <style:style style:name="P4" style:family="paragraph" style:parent-style-name="Standard">
      <style:text-properties style:text-underline-style="none" officeooo:rsid="000ed058" officeooo:paragraph-rsid="000ed058"/>
    </style:style>
    <style:style style:name="P5" style:family="paragraph" style:parent-style-name="Standard">
      <style:text-properties officeooo:rsid="000ed058" officeooo:paragraph-rsid="000ed058"/>
    </style:style>
    <style:style style:name="P6" style:family="paragraph" style:parent-style-name="Standard">
      <style:text-properties officeooo:rsid="000d6967" officeooo:paragraph-rsid="000d6967"/>
    </style:style>
    <style:style style:name="P7" style:family="paragraph" style:parent-style-name="Standard">
      <style:paragraph-properties fo:text-align="center" style:justify-single-word="false"/>
      <style:text-properties fo:font-size="18pt" style:text-underline-style="solid" style:text-underline-width="auto" style:text-underline-color="font-color" officeooo:rsid="000d6967" officeooo:paragraph-rsid="000d6967" style:font-size-asian="18pt" style:font-size-complex="18pt"/>
    </style:style>
    <style:style style:name="P8" style:family="paragraph" style:parent-style-name="Standard">
      <style:text-properties fo:font-size="18pt" officeooo:rsid="000d03d5" officeooo:paragraph-rsid="000d03d5" style:font-size-asian="18pt" style:font-size-complex="18pt"/>
    </style:style>
    <style:style style:name="P9" style:family="paragraph" style:parent-style-name="Standard">
      <style:text-properties officeooo:rsid="001300a0" officeooo:paragraph-rsid="001300a0"/>
    </style:style>
    <style:style style:name="P10" style:family="paragraph" style:parent-style-name="Standard">
      <style:text-properties officeooo:rsid="0014ac6d" officeooo:paragraph-rsid="0014ac6d"/>
    </style:style>
    <style:style style:name="P11" style:family="paragraph" style:parent-style-name="Standard" style:list-style-name="L1">
      <style:text-properties officeooo:rsid="000ed058" officeooo:paragraph-rsid="000ed058"/>
    </style:style>
    <style:style style:name="P12" style:family="paragraph" style:parent-style-name="Standard" style:list-style-name="L2">
      <style:text-properties officeooo:rsid="001300a0" officeooo:paragraph-rsid="001300a0"/>
    </style:style>
    <style:style style:name="P13" style:family="paragraph" style:parent-style-name="Standard">
      <style:text-properties officeooo:rsid="001300a0" officeooo:paragraph-rsid="001be974"/>
    </style:style>
    <style:style style:name="P14" style:family="paragraph" style:parent-style-name="Standard" style:list-style-name="L3">
      <style:text-properties officeooo:rsid="0014ac6d" officeooo:paragraph-rsid="0014ac6d"/>
    </style:style>
    <style:style style:name="P15" style:family="paragraph" style:parent-style-name="Standard">
      <style:text-properties officeooo:rsid="001be974" officeooo:paragraph-rsid="001be974"/>
    </style:style>
    <style:style style:name="P16" style:family="paragraph" style:parent-style-name="Standard">
      <style:text-properties officeooo:rsid="001be974" officeooo:paragraph-rsid="001ca2f2"/>
    </style:style>
    <style:style style:name="P17" style:family="paragraph" style:parent-style-name="Standard">
      <style:text-properties officeooo:rsid="000d03d5" officeooo:paragraph-rsid="001be974"/>
    </style:style>
    <style:style style:name="T1" style:family="text">
      <style:text-properties style:text-underline-style="solid" style:text-underline-width="auto" style:text-underline-color="font-color"/>
    </style:style>
    <style:style style:name="T2" style:family="text">
      <style:text-properties officeooo:rsid="00127825"/>
    </style:style>
    <style:style style:name="T3" style:family="text">
      <style:text-properties officeooo:rsid="0014ac6d"/>
    </style:style>
    <style:style style:name="T4" style:family="text">
      <style:text-properties officeooo:rsid="00169374"/>
    </style:style>
    <style:style style:name="T5" style:family="text">
      <style:text-properties style:text-underline-style="none"/>
    </style:style>
    <style:style style:name="T6" style:family="text">
      <style:text-properties officeooo:rsid="0018bdb5"/>
    </style:style>
    <style:style style:name="T7" style:family="text">
      <style:text-properties officeooo:rsid="001ca2f2"/>
    </style:style>
    <style:style style:name="T8" style:family="text">
      <style:text-properties officeooo:rsid="001d9227"/>
    </style:style>
    <style:style style:name="T9" style:family="text">
      <style:text-properties officeooo:rsid="001e4c0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ar<text:span text:style-name="T6">a</text:span>nton Paul <text:tab/>Florant Clement <text:tab/><text:tab/>Duboz Swann<text:tab/><text:tab/>Cador Brendan</text:p>
      <text:p text:style-name="P1"/>
      <text:p text:style-name="P7">Mini Projet Informatique PCC1</text:p>
      <text:p text:style-name="P8"/>
      <text:p text:style-name="P6"><text:span text:style-name="T1">Choix du projet</text:span> :</text:p>
      <text:p text:style-name="P6"/>
      <text:p text:style-name="P6">Depuis Avril 2016, Whatsapp, application de messagerie sur mobile, crypte les messages transitants « de bout en bout ». Le message est crypté à la sortie du mobile de l'expéditeur et décrypté seulement à l'entrée dans le mobile du destinataire. La cryptographie est donc un sujet d'actualité et qui nous entoure, et nous souhaitions donc nous familiariser avec certaines méthodes de cryptage.</text:p>
      <text:p text:style-name="P6"/>
      <text:p text:style-name="P6">De plus Clément ayant déjà réalisé un projet sur la cryptographie dans le cadre de son TPE de première, il était déjà familier avec ce sujet et voyait dans ce projet une opportunité d'approfondir ses connaissance en la matière en adoptant une approche légèrement différente puisqu'il avait réalisé son TPE en codage C.</text:p>
      <text:p text:style-name="P6"/>
      <text:p text:style-name="P5"><text:span text:style-name="T1">Organisation</text:span> :</text:p>
      <text:p text:style-name="P5"/>
      <text:list xml:id="list7361717471464932565" text:style-name="L1">
        <text:list-item>
          <text:p text:style-name="P11">Clément s'occupe d'un <text:span text:style-name="T2">programme permettant de coder une image en transformant chaque pixel en ajoutant le chiffrement des pixels de l'image à coder ainsi que ceux d'une autre image, la clef, générée aléatoirement.</text:span></text:p>
        </text:list-item>
        <text:list-item>
          <text:p text:style-name="P11">Brendan et Swann réalisent le code du chiffre de César puis aideront Paul à terminer le chiffre de Vigenère.</text:p>
        </text:list-item>
        <text:list-item>
          <text:p text:style-name="P11">Paul commence dès la première séance le chiffre de Vigenère.</text:p>
          <text:p text:style-name="P11"/>
        </text:list-item>
      </text:list>
      <text:p text:style-name="P2">Comportement du programme<text:span text:style-name="T5"> :</text:span></text:p>
      <text:p text:style-name="P4"/>
      <text:p text:style-name="P9">Le programme s'ouvre et propose un menu avec 3 options :</text:p>
      <text:list xml:id="list708826916038092071" text:style-name="L2">
        <text:list-item>
          <text:p text:style-name="P12">Entrer un message à crypter/décrypter</text:p>
        </text:list-item>
        <text:list-item>
          <text:p text:style-name="P12">Entrer un fichier texte à crypter/décrypter</text:p>
        </text:list-item>
        <text:list-item>
          <text:p text:style-name="P12">Entrer une image à crypter/décrypter</text:p>
        </text:list-item>
      </text:list>
      <text:p text:style-name="P5"/>
      <text:p text:style-name="P9">Après avoir sélectionné une option, <text:span text:style-name="T3">il rentre la chaîne/le fichier/l'image à coder ou décoder ainsi que la clef de codage, puis</text:span> de nouvelles propositions s'offrent à l'utilisateur  <text:span text:style-name="T3">(exemple ici pour une chaîne de caractères )</text:span></text:p>
      <text:list xml:id="list2545096337473283611" text:style-name="L3">
        <text:list-item>
          <text:p text:style-name="P14">Afficher la <text:span text:style-name="T4">chaîne</text:span> de caractères de travail</text:p>
        </text:list-item>
        <text:list-item>
          <text:p text:style-name="P14">Afficher la clef de codage</text:p>
        </text:list-item>
        <text:list-item>
          <text:p text:style-name="P14">Modifier la chaîne de caractère de travail<text:tab/></text:p>
        </text:list-item>
        <text:list-item>
          <text:p text:style-name="P14">Modifier la clef de codage</text:p>
        </text:list-item>
        <text:list-item>
          <text:p text:style-name="P14">Crypter la chaîne de caractères</text:p>
        </text:list-item>
        <text:list-item>
          <text:p text:style-name="P14">Décrypter la chaîne de caractères</text:p>
        </text:list-item>
        <text:list-item>
          <text:p text:style-name="P14">Importer un message d'un document texte nommé « message »</text:p>
        </text:list-item>
        <text:list-item>
          <text:p text:style-name="P14">Importer une clef d'un document texte nommé « mdp »</text:p>
        </text:list-item>
        <text:list-item>
          <text:p text:style-name="P14">Ecrire la chaîne de caractères et la clef dans des fichiers</text:p>
        </text:list-item>
        <text:list-item>
          <text:p text:style-name="P14">Quitter le programme</text:p>
        </text:list-item>
      </text:list>
      <text:p text:style-name="P10"/>
      <text:p text:style-name="Standard"><text:span text:style-name="T3">Afin de coder/décoder son message, l'utilisateur devra choisir de crypter sa chaîne de caractère et aura le choix </text:span>entre<text:span text:style-name="T3"> les deux codages : Vigenère et César.</text:span></text:p>
      <text:p text:style-name="P10"/>
      <text:p text:style-name="P10">Il <text:span text:style-name="T4">suffira ensuite de sélectionner « Afficher la chaîne de caractères de travail » et la phrase cryptée s'affiche.</text:span></text:p>
      <text:p text:style-name="P15"><text:soft-page-break/>Protocole de Test :</text:p>
      <text:p text:style-name="P15"/>
      <text:p text:style-name="P15"><text:tab/>- Exécuter le programme <text:span text:style-name="T7">(De préférence sous Linux/Mac pour que l'UTF-8 soit parfaitement pris en compte)</text:span></text:p>
      <text:p text:style-name="P16"><text:tab/></text:p>
      <text:p text:style-name="P16">- Au premier menu, sélectionner la première option (<text:span text:style-name="T7">1 - Du texte (vous devrez entrer ce texte))</text:span></text:p>
      <text:p text:style-name="P16"><text:tab/></text:p>
      <text:p text:style-name="P16">- <text:span text:style-name="T7">Suivez les indications affichées, et entrez comme chaîne de caractères de travail : Hello World !, et le mot de passe Groupe 16</text:span></text:p>
      <text:p text:style-name="P16"><text:tab/></text:p>
      <text:p text:style-name="P16">- <text:span text:style-name="T7">Vous arrivez ensuite sur le menu principal. Vous pouvez choisir d'afficher les informations précédemment fournies, ou les modifier (la suite du test considère que vous êtes revenus aux paramètres dictés ci-dessus), les crypter, les décrypter (le reste sera vu ensuite).</text:span></text:p>
      <text:p text:style-name="P16"/>
      <text:p text:style-name="P16">- <text:span text:style-name="T7">Si vous choisissez de crypter, il vous sera alors demandé de sélectionner une méthode de chiffrement. Pour ce test, nous choisirons «Vigenère Visible» qui n'utilise que des caractères compréhensibles par des humains, et reproductibles sur un clavier (« Vigenère UTF-8 » utilise tous les caractères UTF-8 jusqu'au symbole €, pouvant entraîner des erreurs d'affichage).</text:span></text:p>
      <text:p text:style-name="P16"/>
      <text:p text:style-name="P16">- <text:span text:style-name="T7">Normalement, vous êtes ensuite redirigé vers le menu. Vous pouvez afficher la chaîne cryptée en tapant 1. Vous devriez obtenir ^uZnleW&amp;&amp;8joâ</text:span></text:p>
      <text:p text:style-name="P16"/>
      <text:p text:style-name="P16">- <text:span text:style-name="T7">Vous pouvez décrypter de la même façon, pour obtenir de nouveau Hello World !</text:span></text:p>
      <text:p text:style-name="P16"/>
      <text:p text:style-name="P13">- <text:span text:style-name="T8">Vous pouvez aussi récupérer une chaîne stockée dans un fichier message.txt (Attention aux accents sur Windows) ou un mot de passe.</text:span></text:p>
      <text:p text:style-name="P13"/>
      <text:p text:style-name="P13">- <text:span text:style-name="T8">Vous pouvez ensuite exporter le message et le mot de passe avec l'option 9. Vous trouverez ensuite ces fichier dans le dossier contenant les classes.</text:span></text:p>
      <text:p text:style-name="P13"/>
      <text:p text:style-name="P13">- <text:span text:style-name="T9">Fermez le programme.</text:span></text:p>
      <text:p text:style-name="P13"/>
      <text:p text:style-name="P13">- <text:span text:style-name="T9">Rouvrez le mais choisissez l'option 3 au démarrage.</text:span></text:p>
      <text:p text:style-name="P13"/>
      <text:p text:style-name="P13">- <text:span text:style-name="T9">Ici, vous devrez entrer le nom d'une image au format bitmap pour l'encrypter. Un exemple est fourni : imageACrypter</text:span></text:p>
      <text:p text:style-name="P13"/>
      <text:p text:style-name="P17">- <text:span text:style-name="T9">Vous pouvez ensuite la crypter (option 1). Vous serez invité à entrer un nom pour l'image cryptée, Validez. Vous trouverez cette image cryptée dans le dossier contenant les classes.</text:span></text:p>
      <text:p text:style-name="P17"/>
      <text:p text:style-name="P17">- <text:span text:style-name="T9">Processus similaire pour le décryptage (option 2)</text:span></text:p>
      <text:p text:style-name="P17"/>
      <text:p text:style-name="P17">- <text:span text:style-name="T9">Enfin, vous pouvez vous informer sur la méthode de cryptage utilisée (option 4), puis quitt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9T14:38:40.736000000</meta:creation-date>
    <dc:date>2016-05-27T21:23:39.725000000</dc:date>
    <meta:editing-duration>PT26M30S</meta:editing-duration>
    <meta:editing-cycles>8</meta:editing-cycles>
    <meta:generator>LibreOffice/4.2.5.1$Windows_x86 LibreOffice_project/881bb88abfe2992c6cede97c23e64a9885de87de</meta:generator>
    <meta:document-statistic meta:table-count="0" meta:image-count="0" meta:object-count="0" meta:page-count="2" meta:paragraph-count="47" meta:word-count="720" meta:character-count="4342" meta:non-whitespace-character-count="3672"/>
  </office:meta>
</office:document-meta>
</file>